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DejaVu Sans Condensed" svg:font-family="'DejaVu Sans Condensed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117cm"/>
    </style:style>
    <style:style style:family="table-row" style:name="ro1">
      <style:table-row-properties fo:break-before="auto" style:row-height="0.529cm" style:use-optimal-row-height="true"/>
    </style:style>
    <style:style style:family="table-row" style:name="ro2">
      <style:table-row-properties fo:break-before="auto" style:row-height="0.494cm" style:use-optimal-row-height="true"/>
    </style:style>
    <style:style style:family="table" style:master-page-name="mp1" style:name="ta1">
      <style:table-properties style:writing-mode="lr-tb" table:display="true"/>
    </style:style>
    <style:style style:data-style-name="N0" style:family="table-cell" style:name="ce1" style:parent-style-name="Default"/>
  </office:automatic-styles>
  <office:body>
    <office:spreadsheet>
      <table:calculation-settings table:case-sensitive="false" table:search-criteria-must-apply-to-whole-cell="false"/>
      <table:table table:name="Table1" table:style-name="ta1">
        <table:table-column table:default-cell-style-name="ce1" table:number-columns-repeated="1024" table:style-name="co1"/>
        <table:table-row table:style-name="ro2">
          <table:table-cell office:value-type="string">
            <text:p>Testentry1</text:p>
          </table:table-cell>
          <table:table-cell table:number-columns-repeated="2"/>
          <table:table-cell office:value-type="string">
            <text:p>Testentry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Testenty3</text:p>
          </table:table-cell>
          <table:table-cell table:number-columns-repeated="1022"/>
        </table:table-row>
        <table:table-row table:number-rows-repeated="1048572"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>
        <table:table-column table:default-cell-style-name="ce1" table:number-columns-repeated="1024" table:style-name="co1"/>
        <table:table-row table:number-rows-repeated="4"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Testentry 4</text:p>
          </table:table-cell>
          <table:table-cell table:number-columns-repeated="1021"/>
        </table:table-row>
        <table:table-row table:number-rows-repeated="1048570"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table:table-column table:default-cell-style-name="ce1" table:number-columns-repeated="1024" table:style-name="co1"/>
        <table:table-row table:number-rows-repeated="1048575"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grddl:transformation="http://docs.oasis-open.org/office/1.2/xslt/odf2rdf.xsl" office:version="1.2">
  <office:font-face-decls>
    <style:font-face style:name="Calibri" svg:font-family="Calibri"/>
    <style:font-face style:font-family-generic="swiss" style:font-pitch="variable" style:name="Liberation Sans" svg:font-family="'Liberation Sans'"/>
    <style:font-face style:font-family-generic="system" style:font-pitch="variable" style:name="DejaVu Sans Condensed" svg:font-family="'DejaVu Sans Condensed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1.25cm"/>
      <style:text-properties fo:country="DE" fo:language="de" style:country-asian="CN" style:country-complex="IN" style:font-name="Liberation Sans" style:font-name-asian="DejaVu Sans Condensed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106P0" style:condition="value()&gt;=0"/>
    </number:currency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name="Calibri" style:font-name-asian="Calibri" style:font-name-complex="Calibri" style:font-size-asian="11pt" style:font-size-complex="11pt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M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  <style:page-layout style:name="Mpm3">
      <style:page-layout-properties fo:margin-bottom="0.762cm" fo:margin-left="1.778cm" fo:margin-right="1.778cm" fo:margin-top="0.762cm" style:print="charts drawings objects"/>
      <style:header-style>
        <style:header-footer-properties fo:margin-bottom="0cm" fo:margin-left="1.778cm" fo:margin-right="1.778cm" fo:min-height="1.238cm"/>
      </style:header-style>
      <style:footer-style>
        <style:header-footer-properties fo:margin-left="1.778cm" fo:margin-right="1.778cm" fo:margin-top="0cm" fo:min-height="1.238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1">01.10.2011</text:date>, <text:time>14:08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 office:version="1.2">
  <office:meta>
    <meta:generator>LibreOffice/3.3$Unix LibreOffice_project/330m19$Build-301</meta:generator>
    <meta:initial-creator>rpri182</meta:initial-creator>
    <dc:creator>Konrad Renner</dc:creator>
    <meta:creation-date>2011-09-28T11:46:33Z</meta:creation-date>
    <dc:date>2011-10-01T14:08:33</dc:date>
    <meta:editing-duration>PT12S</meta:editing-duration>
    <meta:editing-cycles>1</meta:editing-cycles>
    <meta:document-statistic meta:cell-count="4" meta:object-count="0" meta:table-count="3"/>
  </office:meta>
</office:document-meta>
</file>